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D0000011334A8A6D8651DEACB.png" manifest:media-type="image/png"/>
  <manifest:file-entry manifest:full-path="Pictures/10000001000003580000010E4683BCADC4098D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516in" svg:y="1.1555in" svg:width="6.9252in" svg:height="2.2535in" draw:z-index="0"><draw:image xlink:href="Pictures/100000010000034D0000011334A8A6D8651DEACB.png" xlink:type="simple" xlink:show="embed" xlink:actuate="onLoad" draw:mime-type="image/png"/></draw:frame><draw:frame draw:style-name="fr1" draw:name="Image2" text:anchor-type="char" svg:x="0.1445in" svg:y="4.3102in" svg:width="6.9252in" svg:height="2.1835in" draw:z-index="1"><draw:image xlink:href="Pictures/10000001000003580000010E4683BCADC4098D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6T12:59:51.314000000</dc:date>
    <meta:editing-duration>PT1M4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3.2$Windows_X86_64 LibreOffice_project/d1d0ea68f081ee2800a922cac8f79445e4603348</meta:generator>
  </office:meta>
</office:document-meta>
</file>